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4575in"/>
    </style:style>
    <style:style style:name="co15" style:family="table-column">
      <style:table-column-properties fo:break-before="auto" style:column-width="1.1201in"/>
    </style:style>
    <style:style style:name="co16" style:family="table-column">
      <style:table-column-properties fo:break-before="auto" style:column-width="0.9618in"/>
    </style:style>
    <style:style style:name="co17" style:family="table-column">
      <style:table-column-properties fo:break-before="auto" style:column-width="1.1047in"/>
    </style:style>
    <style:style style:name="co18" style:family="table-column">
      <style:table-column-properties fo:break-before="auto" style:column-width="0.9043in"/>
    </style:style>
    <style:style style:name="co19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1.1236in"/>
    </style:style>
    <style:style style:name="co28" style:family="table-column">
      <style:table-column-properties fo:break-before="auto" style:column-width="1.4075in"/>
    </style:style>
    <style:style style:name="co29" style:family="table-column">
      <style:table-column-properties fo:break-before="auto" style:column-width="1.2846in"/>
    </style:style>
    <style:style style:name="co30" style:family="table-column">
      <style:table-column-properties fo:break-before="auto" style:column-width="1.1602in"/>
    </style:style>
    <style:style style:name="co31" style:family="table-column">
      <style:table-column-properties fo:break-before="auto" style:column-width="1.078in"/>
    </style:style>
    <style:style style:name="co20" style:family="table-column">
      <style:table-column-properties fo:break-before="auto" style:column-width="1.0492in"/>
    </style:style>
    <style:style style:name="co21" style:family="table-column">
      <style:table-column-properties fo:break-before="auto" style:column-width="1.0299in"/>
    </style:style>
    <style:style style:name="co22" style:family="table-column">
      <style:table-column-properties fo:break-before="auto" style:column-width="0.6575in"/>
    </style:style>
    <style:style style:name="co23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1.2272in"/>
    </style:style>
    <style:style style:name="co25" style:family="table-column">
      <style:table-column-properties fo:break-before="auto" style:column-width="0.7437in"/>
    </style:style>
    <style:style style:name="co26" style:family="table-column">
      <style:table-column-properties fo:break-before="auto" style:column-width="1.1626in"/>
    </style:style>
    <style:style style:name="co32" style:family="table-column">
      <style:table-column-properties fo:break-before="auto" style:column-width="0.8902in"/>
    </style:style>
    <style:style style:name="co33" style:family="table-column">
      <style:table-column-properties fo:break-before="auto" style:column-width="0.9035in"/>
    </style:style>
    <style:style style:name="co34" style:family="table-column">
      <style:table-column-properties fo:break-before="auto" style:column-width="0.8634in"/>
    </style:style>
    <style:style style:name="co35" style:family="table-column">
      <style:table-column-properties fo:break-before="auto" style:column-width="0.9228in"/>
    </style:style>
    <style:style style:name="co36" style:family="table-column">
      <style:table-column-properties fo:break-before="auto" style:column-width="3.4346in"/>
    </style:style>
    <style:style style:name="ro6" style:family="table-row">
      <style:table-row-properties style:row-height="0.1693in" fo:break-before="auto" style:use-optimal-row-height="true"/>
    </style:style>
    <style:style style:name="ro7" style:family="table-row">
      <style:table-row-properties style:row-height="0.1693in" fo:break-before="auto" style:use-optimal-row-height="false"/>
    </style:style>
    <style:style style:name="ro8" style:family="table-row">
      <style:table-row-properties style:row-height="0.1661in" fo:break-before="auto" style:use-optimal-row-height="true"/>
    </style:style>
    <style:style style:name="ro4" style:family="table-row">
      <style:table-row-properties style:row-height="0.3366in" fo:break-before="auto" style:use-optimal-row-height="false"/>
    </style:style>
    <style:style style:name="ro5" style:family="table-row">
      <style:table-row-properties style:row-height="0.4429in" fo:break-before="auto" style:use-optimal-row-height="false"/>
    </style:style>
    <style:style style:name="ro9" style:family="table-row">
      <style:table-row-properties style:row-height="0.5508in" fo:break-before="auto" style:use-optimal-row-height="false"/>
    </style:style>
    <style:style style:name="ro10" style:family="table-row">
      <style:table-row-properties style:row-height="0.3252in" fo:break-before="auto" style:use-optimal-row-height="true"/>
    </style:style>
    <style:style style:name="ro11" style:family="table-row">
      <style:table-row-properties style:row-height="0.2709in" fo:break-before="auto" style:use-optimal-row-height="fals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008in solid #000000" fo:border-right="0.0008in solid #000000" fo:border-top="none"/>
    </style:style>
    <style:style style:name="ce12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/>
    </style:style>
    <style:style style:name="ce17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</style:style>
    <style:style style:name="ce2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</style:style>
    <style:style style:name="ce7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order-left="none" fo:border-right="none" fo:border-top="none"/>
    </style:style>
    <style:style style:name="ce9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1" style:family="table-cell" style:parent-style-name="Default" style:data-style-name="N120"/>
    <style:style style:name="ce32" style:family="table-cell" style:parent-style-name="Default" style:data-style-name="N119"/>
    <style:style style:name="ce27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8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9" style:family="table-cell" style:parent-style-name="Default" style:data-style-name="N6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0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ITC-params" table:style-name="ta1" table:print="false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22" table:default-cell-style-name="ce27"/>
        <table:table-column table:style-name="co13" table:default-cell-style-name="ce27"/>
        <table:table-column table:style-name="co36" table:default-cell-style-name="ce27"/>
        <table:table-column table:style-name="co13" table:number-columns-repeated="1010" table:default-cell-style-name="ce27"/>
        <table:table-row table:style-name="ro4">
          <table:table-cell office:value-type="string">
            <text:p>N (Stoichiometry)</text:p>
          </table:table-cell>
          <table:table-cell office:value-type="string">
            <text:p>deltaH kcal/mol</text:p>
          </table:table-cell>
          <table:table-cell office:value-type="string">
            <text:p>K (M-1)</text:p>
          </table:table-cell>
          <table:table-cell table:style-name="ce33" office:value-type="string">
            <text:p>Kd uM</text:p>
          </table:table-cell>
          <table:table-cell office:value-type="string">
            <text:p>Ext (272nm, CBS) <text:s text:c="4"/>M-1cm-1</text:p>
          </table:table-cell>
          <table:table-cell office:value-type="string">
            <text:p>ITC rxn cell vol mL</text:p>
          </table:table-cell>
          <table:table-cell office:value-type="string">
            <text:p>conversion</text:p>
          </table:table-cell>
          <table:table-cell office:value-type="string">
            <text:p>Lig syringe/ Protein cell</text:p>
          </table:table-cell>
          <table:table-cell office:value-type="string">
            <text:p>[Cbs]tot/ Kd</text:p>
          </table:table-cell>
          <table:table-cell table:number-columns-repeated="1015"/>
        </table:table-row>
        <table:table-row table:style-name="ro4">
          <table:table-cell table:style-name="ce28" office:value-type="float" office:value="0.94">
            <text:p>0.94</text:p>
          </table:table-cell>
          <table:table-cell office:value-type="string">
            <text:p>-10.4 +/- 2.5</text:p>
          </table:table-cell>
          <table:table-cell table:style-name="ce29" office:value-type="float" office:value="1000000">
            <text:p>1.00E+06</text:p>
          </table:table-cell>
          <table:table-cell table:style-name="ce33" table:formula="of:=1/([.C2])*[.G2]*[.G2]" office:value-type="float" office:value="1">
            <text:p>1</text:p>
          </table:table-cell>
          <table:table-cell office:value-type="string">
            <text:p>1307 +/- 126</text:p>
          </table:table-cell>
          <table:table-cell table:style-name="ce28" office:value-type="float" office:value="1.42">
            <text:p>1.42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9">
          <table:table-cell office:value-type="string">
            <text:p>Participant</text:p>
          </table:table-cell>
          <table:table-cell office:value-type="string">
            <text:p>[CBS] uM</text:p>
          </table:table-cell>
          <table:table-cell office:value-type="string">
            <text:p>[CAII] uM</text:p>
          </table:table-cell>
          <table:table-cell office:value-type="string">
            <text:p>test inject uL</text:p>
          </table:table-cell>
          <table:table-cell office:value-type="string">
            <text:p># injections (does NOT include test injection)</text:p>
          </table:table-cell>
          <table:table-cell office:value-type="string">
            <text:p>uL/inject</text:p>
          </table:table-cell>
          <table:table-cell office:value-type="string">
            <text:p>~[CBS]/inject uM</text:p>
          </table:table-cell>
          <table:table-cell office:value-type="string">
            <text:p>[CBS]tot uL</text:p>
          </table:table-cell>
          <table:table-cell office:value-type="string">
            <text:p>[CBS]tot uM</text:p>
          </table:table-cell>
          <table:table-cell office:value-type="string">
            <text:p>time interval (s)</text:p>
          </table:table-cell>
          <table:table-cell office:value-type="string">
            <text:p>Stir speed (rpm)</text:p>
          </table:table-cell>
          <table:table-cell office:value-type="string">
            <text:p>C value (exp)</text:p>
          </table:table-cell>
          <table:table-cell office:value-type="string">
            <text:p>run number</text:p>
          </table:table-cell>
          <table:table-cell office:value-type="string">
            <text:p>concerns</text:p>
          </table:table-cell>
          <table:table-cell table:number-columns-repeated="1010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28" table:formula="of:=[.B5]*[.F5]/([.$F$2]*[.$G$2])" office:value-type="float" office:value="2.25352112676056">
            <text:p>2.25</text:p>
          </table:table-cell>
          <table:table-cell table:style-name="ce33" table:formula="of:=([.F5]*[.E5]+[.D5])" office:value-type="float" office:value="250">
            <text:p>250</text:p>
          </table:table-cell>
          <table:table-cell table:formula="of:=[.B5]*([.H5]/(([.$F$2]*[.$G$2])+[.H5]))" office:value-type="float" office:value="59.8802395209581">
            <text:p>60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office:value-type="float" office:value="44">
            <text:p>44</text:p>
          </table:table-cell>
          <table:table-cell table:number-columns-repeated="1012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380">
            <text:p>38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style-name="ce28" table:formula="of:=[.B6]*[.F6]/([.$F$2]*[.$G$2])" office:value-type="float" office:value="2.67605633802817">
            <text:p>2.68</text:p>
          </table:table-cell>
          <table:table-cell table:style-name="ce33" table:formula="of:=([.F6]*[.E6]+[.D6])" office:value-type="float" office:value="251">
            <text:p>251</text:p>
          </table:table-cell>
          <table:table-cell table:formula="of:=[.B6]*([.H6]/(([.$F$2]*[.$G$2])+[.H6]))" office:value-type="float" office:value="57.0795930580491">
            <text:p>57</text:p>
          </table:table-cell>
          <table:table-cell office:value-type="float" office:value="180">
            <text:p>180</text:p>
          </table:table-cell>
          <table:table-cell office:value-type="float" office:value="310">
            <text:p>310</text:p>
          </table:table-cell>
          <table:table-cell office:value-type="float" office:value="39">
            <text:p>39</text:p>
          </table:table-cell>
          <table:table-cell table:number-columns-repeated="1012"/>
        </table:table-row>
        <table:table-row table:style-name="ro6"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style-name="ce28" table:formula="of:=[.B7]*[.F7]/([.$F$2]*[.$G$2])" office:value-type="float" office:value="2.16338028169014">
            <text:p>2.16</text:p>
          </table:table-cell>
          <table:table-cell table:style-name="ce33" table:formula="of:=([.F7]*[.E7]+[.D7])" office:value-type="float" office:value="240">
            <text:p>240</text:p>
          </table:table-cell>
          <table:table-cell table:formula="of:=[.B7]*([.H7]/(([.$F$2]*[.$G$2])+[.H7]))" office:value-type="float" office:value="55.5180722891566">
            <text:p>56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office:value-type="float" office:value="34">
            <text:p>34</text:p>
          </table:table-cell>
          <table:table-cell table:number-columns-repeated="1012"/>
        </table:table-row>
        <table:table-row table:style-name="ro6">
          <table:table-cell office:value-type="float" office:value="12">
            <text:p>12</text:p>
          </table:table-cell>
          <table:table-cell office:value-type="float" office:value="896">
            <text:p>89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ce28" table:formula="of:=[.B8]*[.F8]/([.$F$2]*[.$G$2])" office:value-type="float" office:value="1.89295774647887">
            <text:p>1.89</text:p>
          </table:table-cell>
          <table:table-cell table:style-name="ce33" table:formula="of:=([.F8]*[.E8]+[.D8])" office:value-type="float" office:value="120">
            <text:p>120</text:p>
          </table:table-cell>
          <table:table-cell table:formula="of:=[.B8]*([.H8]/(([.$F$2]*[.$G$2])+[.H8]))" office:value-type="float" office:value="69.8181818181818">
            <text:p>70</text:p>
          </table:table-cell>
          <table:table-cell office:value-type="float" office:value="210">
            <text:p>210</text:p>
          </table:table-cell>
          <table:table-cell office:value-type="float" office:value="300">
            <text:p>300</text:p>
          </table:table-cell>
          <table:table-cell office:value-type="float" office:value="29">
            <text:p>29</text:p>
          </table:table-cell>
          <table:table-cell table:number-columns-repeated="1012"/>
        </table:table-row>
        <table:table-row table:style-name="ro6">
          <table:table-cell office:value-type="float" office:value="13">
            <text:p>13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table:style-name="ce30" office:value-type="float" office:value="1.5">
            <text:p>1.5</text:p>
          </table:table-cell>
          <table:table-cell table:style-name="ce34" office:value-type="float" office:value="15">
            <text:p>15</text:p>
          </table:table-cell>
          <table:table-cell table:style-name="ce30" office:value-type="float" office:value="18.7">
            <text:p>18.7</text:p>
          </table:table-cell>
          <table:table-cell table:style-name="ce28" table:formula="of:=[.B9]*[.F9]/([.$F$2]*[.$G$2])" office:value-type="float" office:value="1.5012676056338">
            <text:p>1.50</text:p>
          </table:table-cell>
          <table:table-cell table:style-name="ce33" table:formula="of:=([.F9]*[.E9]+[.D9])" office:value-type="float" office:value="282">
            <text:p>282</text:p>
          </table:table-cell>
          <table:table-cell table:formula="of:=[.B9]*([.H9]/(([.$F$2]*[.$G$2])+[.H9]))" office:value-type="float" office:value="18.8883666274971">
            <text:p>19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2">
            <text:p>12</text:p>
          </table:table-cell>
          <table:table-cell table:number-columns-repeated="1012"/>
        </table:table-row>
        <table:table-row table:style-name="ro10">
          <table:table-cell office:value-type="string">
            <text:p>Chodera (13)</text:p>
          </table:table-cell>
          <table:table-cell table:formula="of:=[.C10]*[.$H$2]" office:value-type="float" office:value="106.382978723404">
            <text:p>106</text:p>
          </table:table-cell>
          <table:table-cell table:formula="of:=[.L10]/([.$A$2]*([.$C$2]*(1/[.$G$2])*(1/[.$G$2])))" office:value-type="float" office:value="10.6382978723404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30" office:value-type="float" office:value="20">
            <text:p>20.0</text:p>
          </table:table-cell>
          <table:table-cell table:style-name="ce28" table:formula="of:=[.B10]*[.F10]/([.$F$2]*[.$G$2])" office:value-type="float" office:value="1.49835181300569">
            <text:p>1.50</text:p>
          </table:table-cell>
          <table:table-cell table:style-name="ce33" table:formula="of:=([.F10]*[.E10]+[.D10])" office:value-type="float" office:value="302">
            <text:p>302</text:p>
          </table:table-cell>
          <table:table-cell table:formula="of:=[.B10]*([.H10]/(([.$F$2]*[.$G$2])+[.H10]))" office:value-type="float" office:value="18.6571774532335">
            <text:p>19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dequate baseline, mixing for large volume ligand injections, low signal</text:p>
          </table:table-cell>
          <table:table-cell table:number-columns-repeated="1010"/>
        </table:table-row>
        <table:table-row table:style-name="ro10">
          <table:table-cell office:value-type="string">
            <text:p>Chodera (6)</text:p>
          </table:table-cell>
          <table:table-cell table:formula="of:=[.C11]*[.$H$2]" office:value-type="float" office:value="372.340425531915">
            <text:p>372</text:p>
          </table:table-cell>
          <table:table-cell table:formula="of:=[.L11]/([.$A$2]*([.$C$2]*(1/[.$G$2])*(1/[.$G$2])))" office:value-type="float" office:value="37.2340425531915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28" table:formula="of:=[.B11]*[.F11]/([.$F$2]*[.$G$2])" office:value-type="float" office:value="3.93317350913995">
            <text:p>3.93</text:p>
          </table:table-cell>
          <table:table-cell table:style-name="ce33" table:formula="of:=([.F11]*[.E11]+[.D11])" office:value-type="float" office:value="227">
            <text:p>227</text:p>
          </table:table-cell>
          <table:table-cell table:formula="of:=[.B11]*([.H11]/(([.$F$2]*[.$G$2])+[.H11]))" office:value-type="float" office:value="51.3183221589221">
            <text:p>51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Only 1.5 equivalent of ligand added. Just barely 50x Kd. High [lig] per injection- above detection limit?</text:p>
          </table:table-cell>
          <table:table-cell table:number-columns-repeated="1010"/>
        </table:table-row>
        <table:table-row table:style-name="ro11">
          <table:table-cell office:value-type="string">
            <text:p>Chodera (6b)</text:p>
          </table:table-cell>
          <table:table-cell table:formula="of:=[.C12]*[.$H$2]" office:value-type="float" office:value="372.340425531915">
            <text:p>372</text:p>
          </table:table-cell>
          <table:table-cell table:formula="of:=[.L12]/([.$A$2]*([.$C$2]*(1/[.$G$2])*(1/[.$G$2])))" office:value-type="float" office:value="37.2340425531915">
            <text:p>3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style-name="ce28" table:formula="of:=[.B12]*[.F12]/([.$F$2]*[.$G$2])" office:value-type="float" office:value="2.88432724003596">
            <text:p>2.88</text:p>
          </table:table-cell>
          <table:table-cell table:style-name="ce33" table:formula="of:=([.F12]*[.E12]+[.D12])" office:value-type="float" office:value="222">
            <text:p>222</text:p>
          </table:table-cell>
          <table:table-cell table:formula="of:=[.B12]*([.H12]/(([.$F$2]*[.$G$2])+[.H12]))" office:value-type="float" office:value="50.3407883484075">
            <text:p>50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35">
            <text:p>35</text:p>
          </table:table-cell>
          <table:table-cell table:number-columns-repeated="1012"/>
        </table:table-row>
        <table:table-row table:style-name="ro10">
          <table:table-cell office:value-type="string">
            <text:p>Chodera (13b)</text:p>
          </table:table-cell>
          <table:table-cell table:formula="of:=[.C13]*[.$H$2]*2" office:value-type="float" office:value="212.765957446808">
            <text:p>213</text:p>
          </table:table-cell>
          <table:table-cell table:formula="of:=[.L13]/([.$A$2]*([.$C$2]*(1/[.$G$2])*(1/[.$G$2])))" office:value-type="float" office:value="10.6382978723404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0" office:value-type="float" office:value="15">
            <text:p>15.0</text:p>
          </table:table-cell>
          <table:table-cell table:style-name="ce28" table:formula="of:=[.B13]*[.F13]/([.$F$2]*[.$G$2])" office:value-type="float" office:value="2.24752771950854">
            <text:p>2.25</text:p>
          </table:table-cell>
          <table:table-cell table:style-name="ce33" table:formula="of:=([.F13]*[.E13]+[.D13])" office:value-type="float" office:value="150">
            <text:p>150</text:p>
          </table:table-cell>
          <table:table-cell table:formula="of:=[.B13]*([.H13]/(([.$F$2]*[.$G$2])+[.H13]))" office:value-type="float" office:value="20.3279577178479">
            <text:p>20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dequate baseline, mixing for large volume ligand? Low signal?</text:p>
          </table:table-cell>
          <table:table-cell table:number-columns-repeated="1010"/>
        </table:table-row>
        <table:table-row table:style-name="ro12">
          <table:table-cell office:value-type="string">
            <text:p>10x injection</text:p>
          </table:table-cell>
          <table:table-cell office:value-type="float" office:value="1783">
            <text:p>1783</text:p>
          </table:table-cell>
          <table:table-cell table:style-name="ce30" office:value-type="float" office:value="38.4">
            <text:p>38.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0" office:value-type="float" office:value="10">
            <text:p>10.0</text:p>
          </table:table-cell>
          <table:table-cell table:style-name="ce28" table:formula="of:=[.B14]*[.F14]/([.$F$2]*[.$G$2])" office:value-type="float" office:value="12.556338028169">
            <text:p>12.56</text:p>
          </table:table-cell>
          <table:table-cell table:style-name="ce33" table:formula="of:=([.F14]*[.E14]+[.D14])" office:value-type="float" office:value="100">
            <text:p>100</text:p>
          </table:table-cell>
          <table:table-cell table:formula="of:=[.B14]*([.H14]/(([.$F$2]*[.$G$2])+[.H14]))" office:value-type="float" office:value="117.302631578947">
            <text:p>117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43.2">
            <text:p>43</text:p>
          </table:table-cell>
          <table:table-cell office:value-type="string">
            <text:p>042711a</text:p>
          </table:table-cell>
          <table:table-cell table:number-columns-repeated="1011"/>
        </table:table-row>
        <table:table-row table:style-name="ro12">
          <table:table-cell office:value-type="string">
            <text:p>15x injection</text:p>
          </table:table-cell>
          <table:table-cell office:value-type="float" office:value="1783">
            <text:p>1783</text:p>
          </table:table-cell>
          <table:table-cell table:style-name="ce30" office:value-type="float" office:value="38.9">
            <text:p>38.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0" office:value-type="float" office:value="6.7">
            <text:p>6.7</text:p>
          </table:table-cell>
          <table:table-cell table:style-name="ce28" table:formula="of:=[.B15]*[.F15]/([.$F$2]*[.$G$2])" office:value-type="float" office:value="8.41274647887324">
            <text:p>8.41</text:p>
          </table:table-cell>
          <table:table-cell table:style-name="ce33" table:formula="of:=([.F15]*[.E15]+[.D15])" office:value-type="float" office:value="100.5">
            <text:p>101</text:p>
          </table:table-cell>
          <table:table-cell table:formula="of:=[.B15]*([.H15]/(([.$F$2]*[.$G$2])+[.H15]))" office:value-type="float" office:value="117.850378165077">
            <text:p>118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43.2">
            <text:p>43</text:p>
          </table:table-cell>
          <table:table-cell office:value-type="string">
            <text:p>042711b</text:p>
          </table:table-cell>
          <table:table-cell table:number-columns-repeated="1011"/>
        </table:table-row>
        <table:table-row table:style-name="ro13">
          <table:table-cell office:value-type="string">
            <text:p>heat of dilution attempt #1</text:p>
          </table:table-cell>
          <table:table-cell office:value-type="float" office:value="1783">
            <text:p>1783</text:p>
          </table:table-cell>
          <table:table-cell table:style-name="ce30" office:value-type="float" office:value="0">
            <text:p>0.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0" office:value-type="float" office:value="6.7">
            <text:p>6.7</text:p>
          </table:table-cell>
          <table:table-cell table:style-name="ce28" table:formula="of:=[.B16]*[.F16]/([.$F$2]*[.$G$2])" office:value-type="float" office:value="8.41274647887324">
            <text:p>8.41</text:p>
          </table:table-cell>
          <table:table-cell table:style-name="ce33" table:formula="of:=([.F16]*[.E16]+[.D16])" office:value-type="float" office:value="100.5">
            <text:p>101</text:p>
          </table:table-cell>
          <table:table-cell table:formula="of:=[.B16]*([.H16]/(([.$F$2]*[.$G$2])+[.H16]))" office:value-type="float" office:value="117.850378165077">
            <text:p>118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43.2">
            <text:p>43</text:p>
          </table:table-cell>
          <table:table-cell office:value-type="string">
            <text:p>042711c</text:p>
          </table:table-cell>
          <table:table-cell office:value-type="string">
            <text:p>baseline drift after 2<text:span text:style-name="T1">nd</text:span> injection.</text:p>
          </table:table-cell>
          <table:table-cell table:number-columns-repeated="1010"/>
        </table:table-row>
        <table:table-row table:style-name="ro13">
          <table:table-cell office:value-type="string">
            <text:p>heat of dilution attempt #2</text:p>
          </table:table-cell>
          <table:table-cell office:value-type="float" office:value="1783">
            <text:p>1783</text:p>
          </table:table-cell>
          <table:table-cell table:style-name="ce30" office:value-type="float" office:value="0">
            <text:p>0.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0" office:value-type="float" office:value="6.7">
            <text:p>6.7</text:p>
          </table:table-cell>
          <table:table-cell table:style-name="ce28" table:formula="of:=[.B17]*[.F17]/([.$F$2]*[.$G$2])" office:value-type="float" office:value="8.41274647887324">
            <text:p>8.41</text:p>
          </table:table-cell>
          <table:table-cell table:style-name="ce33" table:formula="of:=([.F17]*[.E17]+[.D17])" office:value-type="float" office:value="100.5">
            <text:p>101</text:p>
          </table:table-cell>
          <table:table-cell table:formula="of:=[.B17]*([.H17]/(([.$F$2]*[.$G$2])+[.H17]))" office:value-type="float" office:value="117.850378165077">
            <text:p>118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43.2">
            <text:p>43</text:p>
          </table:table-cell>
          <table:table-cell office:value-type="string">
            <text:p>042711d</text:p>
          </table:table-cell>
          <table:table-cell table:number-columns-repeated="1011"/>
        </table:table-row>
        <table:table-row table:style-name="ro12">
          <table:table-cell office:value-type="string">
            <text:p>20x injection</text:p>
          </table:table-cell>
          <table:table-cell office:value-type="float" office:value="1783">
            <text:p>1783</text:p>
          </table:table-cell>
          <table:table-cell table:style-name="ce30" office:value-type="float" office:value="31.8">
            <text:p>31.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0" office:value-type="float" office:value="6.7">
            <text:p>6.7</text:p>
          </table:table-cell>
          <table:table-cell table:style-name="ce28" table:formula="of:=[.B18]*[.F18]/([.$F$2]*[.$G$2])" office:value-type="float" office:value="8.41274647887324">
            <text:p>8.41</text:p>
          </table:table-cell>
          <table:table-cell table:style-name="ce33" table:formula="of:=([.F18]*[.E18]+[.D18])" office:value-type="float" office:value="100.5">
            <text:p>101</text:p>
          </table:table-cell>
          <table:table-cell table:formula="of:=[.B18]*([.H18]/(([.$F$2]*[.$G$2])+[.H18]))" office:value-type="float" office:value="117.850378165077">
            <text:p>118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43.2">
            <text:p>43</text:p>
          </table:table-cell>
          <table:table-cell office:value-type="string">
            <text:p>042711e</text:p>
          </table:table-cell>
          <table:table-cell office:value-type="string">
            <text:p>not enough protein, bubble in sample cell</text:p>
          </table:table-cell>
          <table:table-cell table:number-columns-repeated="1010"/>
        </table:table-row>
        <table:table-row table:style-name="ro8" table:number-rows-repeated="2">
          <table:table-cell table:number-columns-repeated="1024"/>
        </table:table-row>
        <table:table-row table:style-name="ro12">
          <table:table-cell office:value-type="string">
            <text:p>actual [CBS] uM</text:p>
          </table:table-cell>
          <table:table-cell office:value-type="float" office:value="1950">
            <text:p>1950</text:p>
          </table:table-cell>
          <table:table-cell table:style-name="ce30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30" office:value-type="float" office:value="6.7">
            <text:p>6.7</text:p>
          </table:table-cell>
          <table:table-cell table:style-name="ce28" table:formula="of:=[.B21]*[.F21]/([.$F$2]*[.$G$2])" office:value-type="float" office:value="9.20070422535211">
            <text:p>9.20</text:p>
          </table:table-cell>
          <table:table-cell table:style-name="ce33" table:formula="of:=([.F21]*[.E21]+[.D21])" office:value-type="float" office:value="100.5">
            <text:p>101</text:p>
          </table:table-cell>
          <table:table-cell table:formula="of:=[.B21]*([.H21]/(([.$F$2]*[.$G$2])+[.H21]))" office:value-type="float" office:value="128.888523512003">
            <text:p>129</text:p>
          </table:table-cell>
          <table:table-cell office:value-type="string">
            <text:p>240-400</text:p>
          </table:table-cell>
          <table:table-cell office:value-type="string">
            <text:p>default</text:p>
          </table:table-cell>
          <table:table-cell office:value-type="float" office:value="43.2">
            <text:p>43</text:p>
          </table:table-cell>
          <table:table-cell/>
          <table:table-cell office:value-type="string">
            <text:p>From UV-Vis Ext coeff 272nm =1307 M-1cm-1</text:p>
          </table:table-cell>
          <table:table-cell table:number-columns-repeated="1010"/>
        </table:table-row>
        <table:table-row table:style-name="ro12" table:number-rows-repeated="104855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uffer" table:style-name="ta1" table:print="false">
        <table:table-column table:style-name="co14" table:default-cell-style-name="Default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5" table:default-cell-style-name="ce15"/>
        <table:table-column table:style-name="co19" table:default-cell-style-name="ce15"/>
        <table:table-column table:style-name="co13" table:default-cell-style-name="ce15"/>
        <table:table-row table:style-name="ro6">
          <table:table-cell table:style-name="ce7" office:value-type="string">
            <text:p>Buffer components:</text:p>
          </table:table-cell>
          <table:table-cell table:style-name="ce13" office:value-type="string">
            <text:p>MW (g/mol)</text:p>
          </table:table-cell>
          <table:table-cell table:style-name="ce13" office:value-type="string">
            <text:p>[BC] M</text:p>
          </table:table-cell>
          <table:table-cell table:style-name="ce13" office:value-type="string">
            <text:p>volume (L)</text:p>
          </table:table-cell>
          <table:table-cell table:style-name="ce20" office:value-type="string">
            <text:p>amt (g)</text:p>
          </table:table-cell>
          <table:table-cell/>
          <table:table-cell table:style-name="ce21" office:value-type="string">
            <text:p>conversion:</text:p>
          </table:table-cell>
          <table:table-cell table:style-name="ce19" office:value-type="float" office:value="1000">
            <text:p>1000</text:p>
          </table:table-cell>
        </table:table-row>
        <table:table-row table:style-name="ro6">
          <table:table-cell table:style-name="ce8" office:value-type="string">
            <text:p>monobasic NaH2PO4</text:p>
          </table:table-cell>
          <table:table-cell table:style-name="ce14" office:value-type="float" office:value="119.98">
            <text:p>119.98</text:p>
          </table:table-cell>
          <table:table-cell table:style-name="ce14" office:value-type="float" office:value="0.2">
            <text:p>0.2</text:p>
          </table:table-cell>
          <table:table-cell table:style-name="ce14" office:value-type="float" office:value="0.5">
            <text:p>0.5</text:p>
          </table:table-cell>
          <table:table-cell table:style-name="ce18" table:formula="of:=[.C2]*[.D2]*[.B2]" office:value-type="float" office:value="11.998">
            <text:p>11.998</text:p>
          </table:table-cell>
          <table:table-cell table:number-columns-repeated="3"/>
        </table:table-row>
        <table:table-row table:style-name="ro6">
          <table:table-cell table:style-name="ce8" office:value-type="string">
            <text:p>dibasic Na2HPO4</text:p>
          </table:table-cell>
          <table:table-cell table:style-name="ce14" office:value-type="float" office:value="141.96">
            <text:p>141.96</text:p>
          </table:table-cell>
          <table:table-cell table:style-name="ce14" office:value-type="float" office:value="0.2">
            <text:p>0.2</text:p>
          </table:table-cell>
          <table:table-cell table:style-name="ce14" office:value-type="float" office:value="1">
            <text:p>1</text:p>
          </table:table-cell>
          <table:table-cell table:style-name="ce18" table:formula="of:=[.C3]*[.D3]*[.B3]" office:value-type="float" office:value="28.392">
            <text:p>28.392</text:p>
          </table:table-cell>
          <table:table-cell table:number-columns-repeated="3"/>
        </table:table-row>
        <table:table-row table:style-name="ro6">
          <table:table-cell table:style-name="ce8" office:value-type="string">
            <text:p>NaCl</text:p>
          </table:table-cell>
          <table:table-cell table:style-name="ce14" office:value-type="float" office:value="58.44">
            <text:p>58.44</text:p>
          </table:table-cell>
          <table:table-cell table:style-name="ce18" office:value-type="float" office:value="0.15">
            <text:p>0.15</text:p>
          </table:table-cell>
          <table:table-cell table:number-columns-repeated="5"/>
        </table:table-row>
        <table:table-row table:style-name="ro7">
          <table:table-cell table:number-columns-repeated="8"/>
        </table:table-row>
        <table:table-row table:style-name="ro6">
          <table:table-cell table:style-name="ce9" office:value-type="string">
            <text:p>Sorenson's Table:</text:p>
          </table:table-cell>
          <table:table-cell table:style-name="ce16" office:value-type="string">
            <text:p>Monobasic %</text:p>
          </table:table-cell>
          <table:table-cell table:style-name="ce16" office:value-type="string">
            <text:p>Dibasic %</text:p>
          </table:table-cell>
          <table:table-cell table:style-name="ce19" office:value-type="string">
            <text:p>pH</text:p>
          </table:table-cell>
          <table:table-cell table:number-columns-repeated="4"/>
        </table:table-row>
        <table:table-row table:style-name="ro6">
          <table:table-cell/>
          <table:table-cell table:style-name="ce17" office:value-type="float" office:value="20">
            <text:p>20</text:p>
          </table:table-cell>
          <table:table-cell table:style-name="ce14" office:value-type="float" office:value="80">
            <text:p>80</text:p>
          </table:table-cell>
          <table:table-cell table:style-name="ce18" office:value-type="float" office:value="7.381">
            <text:p>7.381</text:p>
          </table:table-cell>
          <table:table-cell table:number-columns-repeated="4"/>
        </table:table-row>
        <table:table-row table:style-name="ro8">
          <table:table-cell table:number-columns-repeated="8"/>
        </table:table-row>
        <table:table-row table:style-name="ro6">
          <table:table-cell table:style-name="ce9" office:value-type="string">
            <text:p>Stock solution:</text:p>
          </table:table-cell>
          <table:table-cell table:style-name="ce16" office:value-type="string">
            <text:p>stock [ ] (M)</text:p>
          </table:table-cell>
          <table:table-cell table:style-name="ce16" office:value-type="string">
            <text:p>Vol (L)</text:p>
          </table:table-cell>
          <table:table-cell table:style-name="ce16" office:value-type="string">
            <text:p>Monobasic (mL)</text:p>
          </table:table-cell>
          <table:table-cell table:style-name="ce19" office:value-type="string">
            <text:p>Dibasic (mL)</text:p>
          </table:table-cell>
          <table:table-cell table:number-columns-repeated="3"/>
        </table:table-row>
        <table:table-row table:style-name="ro6">
          <table:table-cell/>
          <table:table-cell table:style-name="ce17" office:value-type="float" office:value="0.2">
            <text:p>0.2</text:p>
          </table:table-cell>
          <table:table-cell table:style-name="ce14" office:value-type="float" office:value="0.1">
            <text:p>0.1</text:p>
          </table:table-cell>
          <table:table-cell table:style-name="ce14" table:formula="of:=([.C10]*[.B7]/100)*[.$H$1]" office:value-type="float" office:value="20">
            <text:p>20</text:p>
          </table:table-cell>
          <table:table-cell table:style-name="ce18" table:formula="of:=([.C10]*[.C7]/100)*[.$H$1]" office:value-type="float" office:value="80">
            <text:p>80</text:p>
          </table:table-cell>
          <table:table-cell table:number-columns-repeated="3"/>
        </table:table-row>
        <table:table-row table:style-name="ro8">
          <table:table-cell table:number-columns-repeated="8"/>
        </table:table-row>
        <table:table-row table:style-name="ro6">
          <table:table-cell table:style-name="ce10" office:value-type="string">
            <text:p>PBS buffer:</text:p>
          </table:table-cell>
          <table:table-cell table:style-name="ce16" office:value-type="string">
            <text:p>Final [ ] M</text:p>
          </table:table-cell>
          <table:table-cell table:style-name="ce16" office:value-type="string">
            <text:p>Final Vol (L)</text:p>
          </table:table-cell>
          <table:table-cell table:style-name="ce16" office:value-type="string">
            <text:p>Vol stock (L)</text:p>
          </table:table-cell>
          <table:table-cell table:style-name="ce16" office:value-type="string">
            <text:p>Vol dH2O (L)</text:p>
          </table:table-cell>
          <table:table-cell table:style-name="ce19" office:value-type="string">
            <text:p>amt NaCl (g)</text:p>
          </table:table-cell>
          <table:table-cell table:style-name="Default"/>
          <table:table-cell/>
        </table:table-row>
        <table:table-row table:style-name="ro6">
          <table:table-cell table:style-name="ce11" office:value-type="string">
            <text:p>0.2M Phosphate,</text:p>
          </table:table-cell>
          <table:table-cell table:style-name="ce14" table:formula="of:=[.B10]*[.D13]/([.D13]+[.E13])" office:value-type="float" office:value="0.02">
            <text:p>0.0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1">
            <text:p>0.1</text:p>
          </table:table-cell>
          <table:table-cell table:style-name="ce14" table:formula="of:=[.C13]-[.D13]" office:value-type="float" office:value="0.9">
            <text:p>0.9</text:p>
          </table:table-cell>
          <table:table-cell table:style-name="ce18" table:formula="of:=[.C4]*[.C13]*[.B4]" office:value-type="float" office:value="8.766">
            <text:p>8.766</text:p>
          </table:table-cell>
          <table:table-cell table:style-name="Default"/>
          <table:table-cell/>
        </table:table-row>
        <table:table-row table:style-name="ro8">
          <table:table-cell table:style-name="ce12" office:value-type="string">
            <text:p>150mM NaCl, pH 7.4</text:p>
          </table:table-cell>
          <table:table-cell table:number-columns-repeated="7"/>
        </table:table-row>
        <table:table-row table:style-name="ro8" table:number-rows-repeated="1048561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Sheet3" table:style-name="ta1" table:print="false">
        <table:table-column table:style-name="co27" table:number-columns-repeated="2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row table:style-name="ro8">
          <table:table-cell office:value-type="string">
            <text:p>CA (II)</text:p>
          </table:table-cell>
          <table:table-cell office:value-type="string">
            <text:p>mw g/mol</text:p>
          </table:table-cell>
          <table:table-cell office:value-type="string">
            <text:p>ext coeff L mol-1 cm-1</text:p>
          </table:table-cell>
          <table:table-cell office:value-type="string">
            <text:p>Purity %</text:p>
          </table:table-cell>
          <table:table-cell/>
          <table:table-cell office:value-type="string">
            <text:p>conversion factor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8">
          <table:table-cell/>
          <table:table-cell office:value-type="float" office:value="30000">
            <text:p>30000</text:p>
          </table:table-cell>
          <table:table-cell office:value-type="float" office:value="50070">
            <text:p>50070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8">
          <table:table-cell table:number-columns-repeated="8"/>
        </table:table-row>
        <table:table-row table:style-name="ro8">
          <table:table-cell table:number-columns-repeated="2"/>
          <table:table-cell office:value-type="string">
            <text:p>Purity %</text:p>
          </table:table-cell>
          <table:table-cell office:value-type="string">
            <text:p>[final] mM</text:p>
          </table:table-cell>
          <table:table-cell office:value-type="string">
            <text:p>vol (mL)</text:p>
          </table:table-cell>
          <table:table-cell office:value-type="string">
            <text:p>amt (g)</text:p>
          </table:table-cell>
          <table:table-cell office:value-type="string">
            <text:p>act amt g</text:p>
          </table:table-cell>
          <table:table-cell office:value-type="string">
            <text:p>vol mL</text:p>
          </table:table-cell>
        </table:table-row>
        <table:table-row table:style-name="ro8">
          <table:table-cell office:value-type="string">
            <text:p>CBS stock:</text:p>
          </table:table-cell>
          <table:table-cell office:value-type="float" office:value="201.2">
            <text:p>201.2</text:p>
          </table:table-cell>
          <table:table-cell office:value-type="float" office:value="97">
            <text:p>97</text:p>
          </table:table-cell>
          <table:table-cell office:value-type="float" office:value="1.783">
            <text:p>1.783</text:p>
          </table:table-cell>
          <table:table-cell office:value-type="float" office:value="10">
            <text:p>10</text:p>
          </table:table-cell>
          <table:table-cell table:style-name="ce32" table:formula="of:=([.E5]/[.G1])*([.D5]/[.G1])*[.B5]" office:value-type="float" office:value="0.003587396">
            <text:p>0.00359</text:p>
          </table:table-cell>
          <table:table-cell office:value-type="float" office:value="0.0034">
            <text:p>0.0034</text:p>
          </table:table-cell>
          <table:table-cell table:style-name="ce31" table:formula="of:=[.G5]*[.E5]/[.F5]" office:value-type="float" office:value="9.47762666848043">
            <text:p>9.478</text:p>
          </table:table-cell>
        </table:table-row>
        <table:table-row table:style-name="ro8" table:number-rows-repeated="2">
          <table:table-cell table:number-columns-repeated="8"/>
        </table:table-row>
        <table:table-row table:style-name="ro8">
          <table:table-cell office:value-type="string">
            <text:p>CBS assay #1</text:p>
          </table:table-cell>
          <table:table-cell office:value-type="string">
            <text:p>[CBS] mM</text:p>
          </table:table-cell>
          <table:table-cell office:value-type="string">
            <text:p>stock [CBS] mM</text:p>
          </table:table-cell>
          <table:table-cell office:value-type="string">
            <text:p>final vol mL</text:p>
          </table:table-cell>
          <table:table-cell office:value-type="string">
            <text:p>vol [CBS] stock mL</text:p>
          </table:table-cell>
          <table:table-cell office:value-type="string">
            <text:p>vol buffer mL</text:p>
          </table:table-cell>
          <table:table-cell table:number-columns-repeated="2"/>
        </table:table-row>
        <table:table-row table:style-name="ro8">
          <table:table-cell/>
          <table:table-cell table:number-columns-repeated="2" office:value-type="float" office:value="1.783">
            <text:p>1.783</text:p>
          </table:table-cell>
          <table:table-cell office:value-type="float" office:value="3">
            <text:p>3</text:p>
          </table:table-cell>
          <table:table-cell table:style-name="ce31" table:formula="of:=([.D9]*[.B9])/[.C9]" office:value-type="float" office:value="3">
            <text:p>3.000</text:p>
          </table:table-cell>
          <table:table-cell table:style-name="ce31" table:formula="of:=[.D9]-[.E9]" office:value-type="float" office:value="0">
            <text:p>0.0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 number:grouping="true"/>
    </number:number-style>
    <number:number-style style:name="N118">
      <number:number number:decimal-places="1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04/28/2011</text:date>, <text:time>11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h Boyce</meta:initial-creator>
    <meta:creation-date>2011-04-22T15:11:11</meta:creation-date>
    <dc:date>2011-04-28T11:12:04</dc:date>
    <dc:creator>Sarah Boyce</dc:creator>
    <meta:editing-duration>PT14H45M1S</meta:editing-duration>
    <meta:editing-cycles>55</meta:editing-cycles>
    <meta:generator>OpenOffice.org/3.3$Unix OpenOffice.org_project/330m20$Build-9567</meta:generator>
    <meta:document-statistic meta:table-count="3" meta:cell-count="305" meta:object-count="0"/>
  </office:meta>
</office:document-meta>
</file>